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5ce8" officeooo:paragraph-rsid="00175ce8"/>
    </style:style>
    <style:style style:name="P2" style:family="paragraph" style:parent-style-name="Standard">
      <style:text-properties officeooo:rsid="0018dfe8" officeooo:paragraph-rsid="0018dfe8"/>
    </style:style>
    <style:style style:name="P3" style:family="paragraph" style:parent-style-name="Standard">
      <style:text-properties officeooo:rsid="0018dfe8" officeooo:paragraph-rsid="001a5188"/>
    </style:style>
    <style:style style:name="P4" style:family="paragraph" style:parent-style-name="Standard">
      <style:text-properties officeooo:rsid="001a5188" officeooo:paragraph-rsid="001b5fab"/>
    </style:style>
    <style:style style:name="P5" style:family="paragraph" style:parent-style-name="Standard">
      <style:text-properties officeooo:rsid="001b5fab" officeooo:paragraph-rsid="001b5fab"/>
    </style:style>
    <style:style style:name="T1" style:family="text">
      <style:text-properties fo:font-style="italic"/>
    </style:style>
    <style:style style:name="T2" style:family="text">
      <style:text-properties officeooo:rsid="001a5188"/>
    </style:style>
    <style:style style:name="T3" style:family="text">
      <style:text-properties officeooo:rsid="001b5f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article I chose, "Coding together in a social network," explores the relationships between developers in an Open Source development environment, and what factors seem to influence the likelihood a developer will become "popular," and thereby gain collaborators on their projects. This was sort of a socioeconomic analysis, where different factors were looked at to try to predict which developers would end up being successful on GitHub.</text:p>
      <text:p text:style-name="P2"/>
      <text:p text:style-name="P3">Several factors<text:span text:style-name="T2"> called "reputation proxies" </text:span>were tracked as to whether they seemed to influence popularity or not: reputation, reciprocity, communication, standardization, and information. (Celińska 38) Reputation was a constructed variable from the combination of a developer's followers and stars on their repositories. <text:span text:style-name="T2">Reciprocity was the sum of a developer's forks, commits, and stars given to other projects. Communication was the number of comments in code and issues opened, and standardization measured how popular the programming language was that the developer used (intuitively, users of Java would likely have a larger contributor pool than users of, say, TCL.) Popularity was broken down into two dependent variables: "Forkability" and "Pullrequestability." Statistical analysis was then performed to see how each of the reputation proxies affected forkability and pullrequestability. (Celińska 38)</text:span></text:p>
      <text:p text:style-name="P2"/>
      <text:p text:style-name="P4"><text:tab/>Three hypotheses were supported by the data: 1) The reputation proxies all positively affect the desire of others to collaborate 2) The proxies increase the likelihood of actually getting collaborators (as opposed to people who just express interest) and 3) users in more popular languages are much more likely to have collaborators. (Celińska 34) <text:span text:style-name="T3">The most significant factor was actually the programming language choice. (Celińska 37) A balance of receiving and giving help was found to be important - developers that were too quiet or too "visibly dependent" were both not as well off as those with a balanced approach. (Celinska 37)</text:span></text:p>
      <text:p text:style-name="P4"/>
      <text:p text:style-name="P5"><text:tab/>The results boiled down to pretty common sense: if you want to have people work with you, choose languages that are commonly used, be good at what you do, contribute regularly, help others, and receive help when necessary but don't be too over-dependent. Extreme levels of skill have diminishing returns, and being a well-balanced, consistently contributing individual has a much more important overall effect. </text:p>
      <text:p text:style-name="P2"/>
      <text:p text:style-name="P1">Works Cited</text:p>
      <text:p text:style-name="P1"/>
      <text:p text:style-name="Standard">Celińska, D. (2018). Coding together in a social network. <text:span text:style-name="T1">Proceedings of the 9th International Conference on Social Media and Society - SMSociety 18,</text:span> 31-40. doi:10.1145/3217804.321789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6:23:38.888000000</meta:creation-date>
    <dc:date>2018-11-25T18:11:03.607000000</dc:date>
    <meta:editing-duration>PT13M40S</meta:editing-duration>
    <meta:editing-cycles>1</meta:editing-cycles>
    <meta:document-statistic meta:table-count="0" meta:image-count="0" meta:object-count="0" meta:page-count="1" meta:paragraph-count="6" meta:word-count="387" meta:character-count="2596" meta:non-whitespace-character-count="2211"/>
    <meta:generator>LibreOffice/6.0.5.2$Windows_X86_64 LibreOffice_project/54c8cbb85f300ac59db32fe8a675ff7683cd5a16</meta:generator>
  </office:meta>
</office:document-meta>
</file>